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16f4fd" officeooo:paragraph-rsid="0016f4fd" style:font-size-asian="14pt" style:font-size-complex="14pt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officeooo:rsid="0024bfbf" officeooo:paragraph-rsid="0024bfbf" style:font-size-asian="12.25pt" style:font-style-asian="italic" style:font-size-complex="14pt" style:font-style-complex="italic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officeooo:rsid="002536a1" officeooo:paragraph-rsid="0026c6a9" style:font-size-asian="12.25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officeooo:rsid="00271cb2" officeooo:paragraph-rsid="00271cb2" style:font-size-asian="12.25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officeooo:rsid="0023813a" officeooo:paragraph-rsid="0023813a" style:font-size-asian="12.25pt" style:font-style-asian="normal" style:font-size-complex="14pt" style:font-style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officeooo:rsid="0026c6a9" officeooo:paragraph-rsid="0026c6a9" style:font-size-asian="12.25pt" style:font-style-asian="normal" style:font-size-complex="14pt" style:font-style-complex="normal"/>
    </style:style>
    <style:style style:name="P7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71cb2" officeooo:paragraph-rsid="0027144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271cb2" officeooo:paragraph-rsid="00271cb2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style:text-underline-style="solid" style:text-underline-width="auto" style:text-underline-color="font-color" officeooo:rsid="0029ee6e" officeooo:paragraph-rsid="0029ee6e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4pt" fo:font-style="normal" style:text-underline-style="solid" style:text-underline-width="auto" style:text-underline-color="font-color" officeooo:rsid="002ed2a1" officeooo:paragraph-rsid="002ed2a1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rsid="0016f4fd" officeooo:paragraph-rsid="0016f4fd" style:font-size-asian="10.5pt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1b2f3d" officeooo:paragraph-rsid="001b2f3d" style:font-size-asian="10.5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ca581" officeooo:paragraph-rsid="001ca581" style:font-size-asian="10.5pt" style:font-size-complex="12pt"/>
    </style:style>
    <style:style style:name="P14" style:family="paragraph" style:parent-style-name="Standard">
      <style:text-properties fo:font-size="12pt" fo:font-style="italic" style:text-underline-style="none" officeooo:rsid="001e8a96" officeooo:paragraph-rsid="001e8a96" style:font-size-asian="10.5pt" style:font-style-asian="italic" style:font-size-complex="12pt" style:font-style-complex="italic"/>
    </style:style>
    <style:style style:name="P15" style:family="paragraph" style:parent-style-name="Standard">
      <style:text-properties fo:font-size="12pt" style:text-underline-style="none" officeooo:rsid="0016f4fd" officeooo:paragraph-rsid="0016f4fd" style:font-size-asian="10.5pt" style:font-size-complex="12pt"/>
    </style:style>
    <style:style style:name="P16" style:family="paragraph" style:parent-style-name="Standard">
      <style:text-properties fo:font-size="12pt" style:text-underline-style="none" officeooo:rsid="001b2f3d" officeooo:paragraph-rsid="001b2f3d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1ca581" officeooo:paragraph-rsid="001ca581" style:font-size-asian="10.5pt" style:font-size-complex="12pt"/>
    </style:style>
    <style:style style:name="P18" style:family="paragraph" style:parent-style-name="Standard">
      <style:text-properties fo:font-size="12pt" fo:font-style="normal" style:text-underline-style="none" officeooo:rsid="001e8a96" officeooo:paragraph-rsid="001e8a96" style:font-size-asian="10.5pt" style:font-style-asian="normal" style:font-size-complex="12pt" style:font-style-complex="normal"/>
    </style:style>
    <style:style style:name="P19" style:family="paragraph" style:parent-style-name="Standard">
      <style:text-properties fo:font-size="12pt" fo:font-style="normal" style:text-underline-style="none" officeooo:rsid="00205f5d" officeooo:paragraph-rsid="00205f5d" style:font-size-asian="10.5pt" style:font-style-asian="normal" style:font-size-complex="12pt" style:font-style-complex="normal"/>
    </style:style>
    <style:style style:name="P20" style:family="paragraph" style:parent-style-name="Standard">
      <style:text-properties fo:font-size="12pt" fo:font-style="normal" style:text-underline-style="none" officeooo:rsid="0021add2" officeooo:paragraph-rsid="0021add2" style:font-size-asian="10.5pt" style:font-style-asian="normal" style:font-size-complex="12pt" style:font-style-complex="normal"/>
    </style:style>
    <style:style style:name="P21" style:family="paragraph" style:parent-style-name="Standard">
      <style:text-properties fo:font-size="12pt" fo:font-style="normal" style:text-underline-style="none" officeooo:rsid="0023813a" officeooo:paragraph-rsid="0023813a" style:font-size-asian="10.5pt" style:font-style-asian="normal" style:font-size-complex="12pt" style:font-style-complex="normal"/>
    </style:style>
    <style:style style:name="P22" style:family="paragraph" style:parent-style-name="Standard">
      <style:text-properties fo:font-size="12pt" fo:font-style="normal" style:text-underline-style="none" officeooo:rsid="0024bfbf" officeooo:paragraph-rsid="0024bfbf" style:font-size-asian="10.5pt" style:font-style-asian="normal" style:font-size-complex="12pt" style:font-style-complex="normal"/>
    </style:style>
    <style:style style:name="P23" style:family="paragraph" style:parent-style-name="Standard">
      <style:text-properties fo:font-size="12pt" fo:font-style="normal" style:text-underline-style="none" officeooo:rsid="002536a1" officeooo:paragraph-rsid="002536a1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fo:font-style="normal" style:text-underline-style="none" officeooo:rsid="0025b00f" officeooo:paragraph-rsid="0026c6a9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2pt" fo:font-style="normal" style:text-underline-style="none" officeooo:rsid="0026c6a9" officeooo:paragraph-rsid="0026c6a9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style:text-underline-style="none" officeooo:rsid="0027144b" officeooo:paragraph-rsid="0027144b" style:font-size-asian="10.5pt" style:font-style-asian="normal" style:font-size-complex="12pt" style:font-style-complex="normal"/>
    </style:style>
    <style:style style:name="P27" style:family="paragraph" style:parent-style-name="Standard">
      <style:text-properties fo:font-size="12pt" fo:font-style="normal" style:text-underline-style="none" officeooo:rsid="002a142d" officeooo:paragraph-rsid="002a142d" style:font-size-asian="10.5pt" style:font-style-asian="normal" style:font-size-complex="12pt" style:font-style-complex="normal"/>
    </style:style>
    <style:style style:name="P28" style:family="paragraph" style:parent-style-name="Standard">
      <style:text-properties fo:font-size="12pt" fo:font-style="normal" style:text-underline-style="none" officeooo:rsid="002a2e18" officeooo:paragraph-rsid="002a2e18" style:font-size-asian="10.5pt" style:font-style-asian="normal" style:font-size-complex="12pt" style:font-style-complex="normal"/>
    </style:style>
    <style:style style:name="P29" style:family="paragraph" style:parent-style-name="Standard">
      <style:text-properties fo:font-size="12pt" fo:font-style="normal" style:text-underline-style="none" officeooo:rsid="002a46e1" officeooo:paragraph-rsid="002b54bc" style:font-size-asian="10.5pt" style:font-style-asian="normal" style:font-size-complex="12pt" style:font-style-complex="normal"/>
    </style:style>
    <style:style style:name="P30" style:family="paragraph" style:parent-style-name="Standard">
      <style:text-properties fo:font-size="12pt" fo:font-style="normal" style:text-underline-style="none" officeooo:rsid="002a46e1" officeooo:paragraph-rsid="002bfcd3" style:font-size-asian="10.5pt" style:font-style-asian="normal" style:font-size-complex="12pt" style:font-style-complex="normal"/>
    </style:style>
    <style:style style:name="P31" style:family="paragraph" style:parent-style-name="Standard">
      <style:text-properties fo:font-size="12pt" fo:font-style="normal" style:text-underline-style="none" officeooo:rsid="002bfcd3" officeooo:paragraph-rsid="002bfcd3" style:font-size-asian="10.5pt" style:font-style-asian="normal" style:font-size-complex="12pt" style:font-style-complex="normal"/>
    </style:style>
    <style:style style:name="P32" style:family="paragraph" style:parent-style-name="Standard">
      <style:text-properties fo:font-size="12pt" fo:font-style="normal" style:text-underline-style="none" fo:font-weight="bold" officeooo:rsid="0027144b" officeooo:paragraph-rsid="0027144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font-size="12pt" fo:font-style="normal" style:text-underline-style="none" fo:font-weight="normal" officeooo:rsid="0027144b" officeooo:paragraph-rsid="0027144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none" fo:font-weight="normal" officeooo:rsid="00271cb2" officeooo:paragraph-rsid="00271cb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solid" style:text-underline-width="auto" style:text-underline-color="font-color" officeooo:rsid="00205f5d" officeooo:paragraph-rsid="00205f5d" style:font-size-asian="10.5pt" style:font-style-asian="normal" style:font-size-complex="12pt" style:font-style-complex="normal"/>
    </style:style>
    <style:style style:name="P36" style:family="paragraph" style:parent-style-name="Standard">
      <style:text-properties fo:font-size="12pt" fo:font-style="normal" style:text-underline-style="solid" style:text-underline-width="auto" style:text-underline-color="font-color" officeooo:rsid="0021add2" officeooo:paragraph-rsid="0021add2" style:font-size-asian="10.5pt" style:font-style-asian="normal" style:font-size-complex="12pt" style:font-style-complex="normal"/>
    </style:style>
    <style:style style:name="P37" style:family="paragraph" style:parent-style-name="Standard">
      <style:text-properties fo:font-size="12pt" fo:font-style="normal" style:text-underline-style="solid" style:text-underline-width="auto" style:text-underline-color="font-color" officeooo:rsid="0023813a" officeooo:paragraph-rsid="0023813a" style:font-size-asian="10.5pt" style:font-style-asian="normal" style:font-size-complex="12pt" style:font-style-complex="normal"/>
    </style:style>
    <style:style style:name="P38" style:family="paragraph" style:parent-style-name="Standard">
      <style:text-properties fo:font-size="12pt" fo:font-style="normal" style:text-underline-style="solid" style:text-underline-width="auto" style:text-underline-color="font-color" officeooo:rsid="002536a1" officeooo:paragraph-rsid="002536a1" style:font-size-asian="10.5pt" style:font-style-asian="normal" style:font-size-complex="12pt" style:font-style-complex="normal"/>
    </style:style>
    <style:style style:name="P39" style:family="paragraph" style:parent-style-name="Standard">
      <style:text-properties fo:font-size="12pt" fo:font-style="normal" style:text-underline-style="solid" style:text-underline-width="auto" style:text-underline-color="font-color" officeooo:rsid="0026c6a9" officeooo:paragraph-rsid="0026c6a9" style:font-size-asian="10.5pt" style:font-style-asian="normal" style:font-size-complex="12pt" style:font-style-complex="normal"/>
    </style:style>
    <style:style style:name="P40" style:family="paragraph" style:parent-style-name="Standard">
      <style:text-properties fo:font-size="12pt" fo:font-style="normal" style:text-underline-style="solid" style:text-underline-width="auto" style:text-underline-color="font-color" officeooo:rsid="0027144b" officeooo:paragraph-rsid="0027144b" style:font-size-asian="10.5pt" style:font-style-asian="normal" style:font-size-complex="12pt" style:font-style-complex="normal"/>
    </style:style>
    <style:style style:name="P41" style:family="paragraph" style:parent-style-name="Standard">
      <style:text-properties fo:font-size="12pt" fo:font-style="normal" style:text-underline-style="solid" style:text-underline-width="auto" style:text-underline-color="font-color" officeooo:rsid="002ed2a1" officeooo:paragraph-rsid="002ed2a1" style:font-size-asian="10.5pt" style:font-style-asian="normal" style:font-size-complex="12pt" style:font-style-complex="normal"/>
    </style:style>
    <style:style style:name="P4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271cb2" officeooo:paragraph-rsid="00271cb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2efc23" officeooo:paragraph-rsid="002efc2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2efc23" officeooo:paragraph-rsid="002efc2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font-size="12pt" fo:font-style="normal" style:text-underline-style="none" officeooo:rsid="002ed2a1" officeooo:paragraph-rsid="002ed2a1" style:font-size-asian="10.5pt" style:font-style-asian="normal" style:font-size-complex="12pt" style:font-style-complex="normal"/>
    </style:style>
    <style:style style:name="P46" style:family="paragraph" style:parent-style-name="Standard">
      <style:text-properties fo:font-size="12pt" fo:font-style="normal" style:text-underline-style="none" officeooo:rsid="002b54bc" officeooo:paragraph-rsid="002b54bc" style:font-size-asian="10.5pt" style:font-style-asian="normal" style:font-size-complex="12pt" style:font-style-complex="normal"/>
    </style:style>
    <style:style style:name="P47" style:family="paragraph" style:parent-style-name="Standard">
      <style:text-properties fo:font-size="12pt" fo:font-style="normal" style:text-underline-style="none" officeooo:rsid="002bfcd3" officeooo:paragraph-rsid="002bfcd3" style:font-size-asian="10.5pt" style:font-style-asian="normal" style:font-size-complex="12pt" style:font-style-complex="normal"/>
    </style:style>
    <style:style style:name="P48" style:family="paragraph" style:parent-style-name="Standard">
      <style:text-properties fo:font-size="12pt" fo:font-style="normal" style:text-underline-style="none" fo:font-weight="normal" officeooo:rsid="002efc23" officeooo:paragraph-rsid="002efc2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style:text-underline-style="solid" style:text-underline-width="auto" style:text-underline-color="font-color" officeooo:rsid="002bfcd3" officeooo:paragraph-rsid="002bfcd3" style:font-size-asian="10.5pt" style:font-style-asian="normal" style:font-size-complex="12pt" style:font-style-complex="normal"/>
    </style:style>
    <style:style style:name="P50" style:family="paragraph" style:parent-style-name="Standard">
      <style:text-properties fo:font-size="12pt" fo:font-style="italic" style:text-underline-style="none" officeooo:rsid="002bfcd3" officeooo:paragraph-rsid="002bfcd3" style:font-size-asian="10.5pt" style:font-style-asian="italic" style:font-size-complex="12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5b00f" style:font-style-asian="normal" style:font-style-complex="normal"/>
    </style:style>
    <style:style style:name="T3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officeooo:rsid="002536a1" style:font-size-asian="10.5pt" style:font-style-asian="normal" style:font-size-complex="12pt" style:font-style-complex="normal"/>
    </style:style>
    <style:style style:name="T5" style:family="text">
      <style:text-properties fo:font-size="12pt" fo:font-style="normal" style:text-underline-style="none" officeooo:rsid="0025b00f" style:font-size-asian="10.5pt" style:font-style-asian="normal" style:font-size-complex="12pt" style:font-style-complex="normal"/>
    </style:style>
    <style:style style:name="T6" style:family="text">
      <style:text-properties officeooo:rsid="0029ee6e"/>
    </style:style>
    <style:style style:name="T7" style:family="text">
      <style:text-properties officeooo:rsid="002a142d"/>
    </style:style>
    <style:style style:name="T8" style:family="text">
      <style:text-properties officeooo:rsid="002d69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vim notes</text:p>
      <text:p text:style-name="P11">Readme for the book</text:p>
      <text:p text:style-name="P15">Don't read the book from start to finish, read what's applicable from each chapter.</text:p>
      <text:p text:style-name="P15"/>
      <text:p text:style-name="P12">Key notation</text:p>
      <text:p text:style-name="P16">dap -&gt; d a p in a sequence</text:p>
      <text:p text:style-name="P16">&lt;c-p&gt;dap -&gt; control + p at a time, then dap in a sequence</text:p>
      <text:p text:style-name="P16">f{char} - f then any character in a sequence</text:p>
      <text:p text:style-name="P16"/>
      <text:p text:style-name="P13">Book notation</text:p>
      <text:p text:style-name="P17">$ blabla &lt;- shell command</text:p>
      <text:p text:style-name="P17">:blabla &lt;- keyboard command</text:p>
      <text:p text:style-name="P17"/>
      <text:p text:style-name="P14">vim -u NONE -N # start vim with empty vimrc but with nocompat option set</text:p>
      <text:p text:style-name="P18"/>
      <text:p text:style-name="P35">Vim feature sets</text:p>
      <text:p text:style-name="P19">:version gives you what feature set you're running</text:p>
      <text:p text:style-name="P19">There are choices like huge, tiny, etc. A regular computer should be running huge.</text:p>
      <text:p text:style-name="P19"/>
      <text:p text:style-name="P36">Vim in a gui</text:p>
      <text:p text:style-name="P20">There are some gui vims, like MacVim. They let you interact with the mac clipboard. But the author for some reason considers vim to be better.</text:p>
      <text:p text:style-name="P20"/>
      <text:p text:style-name="P10">Chapter 1. The vim way</text:p>
      <text:p text:style-name="P41">The dot command</text:p>
      <text:p text:style-name="P45">. repeats the last change e.g.</text:p>
      <text:p text:style-name="P45">A;&lt;ESC&gt; &lt;--- adds ; to the end of the line</text:p>
      <text:p text:style-name="P45">j. <text:s/>&lt;---- repeats the same for the next line</text:p>
      <text:p text:style-name="P45"/>
      <text:p text:style-name="P45">; repeats an f (and some other things), e.g.</text:p>
      <text:p text:style-name="P45">f+ &lt;--- finds the next + char</text:p>
      <text:p text:style-name="P45">; &lt;--- finds the next + char</text:p>
      <text:p text:style-name="P20"/>
      <text:p text:style-name="P5">Chapter 6. Manage multiple files</text:p>
      <text:p text:style-name="P37">Files vs buffers</text:p>
      <text:p text:style-name="P21">When we're editing we're editing a buffer, when we save, we save to file. Buffers exist in memory, files exist on disk.</text:p>
      <text:p text:style-name="P21"/>
      <text:p text:style-name="P38">Managing multiple files</text:p>
      <text:p text:style-name="P22">You can open multiple files, e.g. </text:p>
      <text:p text:style-name="P22">vim *.txt</text:p>
      <text:p text:style-name="P22">or via :edit</text:p>
      <text:p text:style-name="P22"/>
      <text:p text:style-name="P22">Opening a file creates a file buffer. </text:p>
      <text:p text:style-name="P22">:args shows arguments (files) opened by vim on startup, in expanded form.</text:p>
      <text:p text:style-name="P2"><text:span text:style-name="T3">:ls shows </text:span><text:span text:style-name="T4">currently opened buffers</text:span></text:p>
      <text:p text:style-name="P23"><text:soft-page-break/>:bnext/:bprev allow you to navigate those buffers</text:p>
      <text:p text:style-name="P23"/>
      <text:p text:style-name="P23">:argdo/:bufdo &lt;command&gt;</text:p>
      <text:p text:style-name="P23">e.g.</text:p>
      <text:p text:style-name="P23">:bufdo %s/A/B/g</text:p>
      <text:p text:style-name="P23">will perform this command in all buffers sequentially. Needs hidden option (for when a buffer is changed).</text:p>
      <text:p text:style-name="P23"/>
      <text:p text:style-name="P38">Splitting windows</text:p>
      <text:p text:style-name="P23">&lt;c-w&gt;s - horizontal</text:p>
      <text:p text:style-name="P23">&lt;c-w&gt;v - vertical</text:p>
      <text:p text:style-name="P23">&lt;c-w&gt;hjkl - navigate</text:p>
      <text:p text:style-name="P23">&lt;c-w&gt;c - close current window</text:p>
      <text:p text:style-name="P23">&lt;c-w&gt;o - close all but current window</text:p>
      <text:p text:style-name="P23"/>
      <text:p text:style-name="P3"><text:span text:style-name="T3">There is more stuff, including ability to use tabs for workspaces</text:span><text:span text:style-name="T5"> and resizing</text:span></text:p>
      <text:p text:style-name="P24"/>
      <text:p text:style-name="P9">Chapter 7. Open files and save them to disk</text:p>
      <text:p text:style-name="P24">:<text:span text:style-name="T6">edit #opens current working directrory in filesystem mode (that was used when vim was started up, can check by :pwd)</text:span></text:p>
      <text:p text:style-name="P24">:<text:span text:style-name="T6">edit . #same as above</text:span></text:p>
      <text:p text:style-name="P24">:<text:span text:style-name="T6">edit [path to dir]</text:span></text:p>
      <text:p text:style-name="P24"/>
      <text:p text:style-name="P24">:<text:span text:style-name="T7">edit %:h&lt;TAB&gt; #open something in the directory of the current buffer</text:span></text:p>
      <text:p text:style-name="P24"/>
      <text:p text:style-name="P24">:<text:span text:style-name="T7">find filename #find filename in path. :set path? gives the path setting, :set path+=bla adds bla to it</text:span></text:p>
      <text:p text:style-name="P24"/>
      <text:p text:style-name="P24">:<text:span text:style-name="T7">Explore #open directory for the current active buffer</text:span></text:p>
      <text:p text:style-name="P24"/>
      <text:p text:style-name="P27">Also:</text:p>
      <text:p text:style-name="P27">:e alias for :edit</text:p>
      <text:p text:style-name="P27">:E alias for Explore</text:p>
      <text:p text:style-name="P27">:Sexplore and :Vexplore = :Se and :Ve</text:p>
      <text:p text:style-name="P27"/>
      <text:p text:style-name="P27">The filesystem stuff is provided by the netrw built in plugin. You can do lots of stuff with it, like creating new dirs and files, over ftp, etc.</text:p>
      <text:p text:style-name="P24"/>
      <text:p text:style-name="P4"><text:span text:style-name="T2">C</text:span><text:span text:style-name="T1">hapter 10. Copy and paste</text:span></text:p>
      <text:p text:style-name="P28">F{char} jumps to the first char back.</text:p>
      <text:p text:style-name="P28">xp = transposes two chars (x cuts, p pastes).</text:p>
      <text:p text:style-name="P29">dd = cut line</text:p>
      <text:p text:style-name="P46">ddp = transposes lines</text:p>
      <text:p text:style-name="P29"/>
      <text:p text:style-name="P46">yy = copy line</text:p>
      <text:p text:style-name="P29"/>
      <text:p text:style-name="P31">P = pastes before the cursor</text:p>
      <text:p text:style-name="P31"><text:soft-page-break/>p = pastes after the cursor</text:p>
      <text:p text:style-name="P30"/>
      <text:p text:style-name="P50">Cutting (d) in vim causes the cut stuff to be put in the unnamed register. Copying (y) puts stuff in the unnamed register and in the 0 register. Pasting (p) doesn't put anything into a register in Normal mode, but in Visual mode when you've selected something, it places the replaces text into the unnamed register.</text:p>
      <text:p text:style-name="P31"/>
      <text:p text:style-name="P49">Registers</text:p>
      <text:p text:style-name="P31">- Unnamed register (can be referenced by some combination of quotes)</text:p>
      <text:p text:style-name="P31">- a letter register (any alpha char)</text:p>
      <text:p text:style-name="P31">- + register (system clipboard register, must have the xterm_clipboard feature enabled for this)</text:p>
      <text:p text:style-name="P31">- * register (X11 selection register)</text:p>
      <text:p text:style-name="P31">- 0 (yank register)</text:p>
      <text:p text:style-name="P31">- _ (black hole register - cannot read it)</text:p>
      <text:p text:style-name="P31">- also some read only registers for file name, etc</text:p>
      <text:p text:style-name="P31"/>
      <text:p text:style-name="P31">Registers are used with d, y, c, p commands, e.g.</text:p>
      <text:p text:style-name="P31">"0p</text:p>
      <text:p text:style-name="P31"/>
      <text:p text:style-name="P31">:reg "<text:span text:style-name="T8">0 #read contents of 0 register</text:span></text:p>
      <text:p text:style-name="P31"/>
      <text:p text:style-name="P31"/>
      <text:p text:style-name="P30"><text:s/></text:p>
      <text:p text:style-name="P28"/>
      <text:p text:style-name="P6">Chapter 19. Autocomplete</text:p>
      <text:p text:style-name="P39">Search, ignore case and autocomplete</text:p>
      <text:p text:style-name="P25">If you've set ignore case for search, try setting infercase for autocomplete so that it works properly.</text:p>
      <text:p text:style-name="P25"/>
      <text:p text:style-name="P39">Keys</text:p>
      <text:p text:style-name="P25">&lt;c-n&gt; -&gt; generic next</text:p>
      <text:p text:style-name="P25">&lt;c-p&gt; -&gt; generic previous</text:p>
      <text:p text:style-name="P25"/>
      <text:p text:style-name="P25">Generic means that it uses all the sources for autocompletion.</text:p>
      <text:p text:style-name="P25">However, you can use specific source on their own:</text:p>
      <text:p text:style-name="P25">- current buffer</text:p>
      <text:p text:style-name="P25">- included files (for specific languages, like c)</text:p>
      <text:p text:style-name="P25">- tags </text:p>
      <text:p text:style-name="P25">- dictionary</text:p>
      <text:p text:style-name="P25">- whole line completion</text:p>
      <text:p text:style-name="P25">- filename completion</text:p>
      <text:p text:style-name="P25">- omni completion (depends on context, supports CSS, JS, etc out of the box)</text:p>
      <text:p text:style-name="P25"/>
      <text:p text:style-name="P40">Next/previous</text:p>
      <text:p text:style-name="P26">Whatever mode of completion you triggered, use &lt;c-n&gt; and &lt;c-p&gt; to select a choice. </text:p>
      <text:p text:style-name="P26"/>
      <text:p text:style-name="P32">Neat trick:</text:p>
      <text:p text:style-name="P33"><text:soft-page-break/>&lt;c-p&gt;&lt;c-n&gt; or the reverse to trigger dynamic lookup of auto complete options.</text:p>
      <text:p text:style-name="P7"/>
      <text:p text:style-name="P8">Side notes</text:p>
      <text:p text:style-name="P42">F{char} command</text:p>
      <text:p text:style-name="P34">go left to the [count]'th (?) char character.</text:p>
      <text:p text:style-name="P34"/>
      <text:p text:style-name="P34"/>
      <text:p text:style-name="P34"/>
      <text:p text:style-name="P44">My notes about vim side plugins</text:p>
      <text:p text:style-name="P43">Pathogen</text:p>
      <text:p text:style-name="P48">A module manager. Apparently vim 8 has an inbuilt package manager.</text:p>
      <text:p text:style-name="P48"/>
      <text:p text:style-name="P43">Sensible</text:p>
      <text:p text:style-name="P48">Provides some sensible defaults</text:p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" fo:font-family="Times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стислав </meta:initial-creator>
    <meta:creation-date>2017-06-20T10:02:52.699430523</meta:creation-date>
    <dc:date>2017-06-25T20:50:29.794624079</dc:date>
    <meta:editing-duration>PT4H12M19S</meta:editing-duration>
    <meta:editing-cycles>16</meta:editing-cycles>
    <meta:generator>LibreOffice/5.3.3.2$Linux_X86_64 LibreOffice_project/30m0$Build-2</meta:generator>
    <meta:document-statistic meta:table-count="0" meta:image-count="0" meta:object-count="0" meta:page-count="4" meta:paragraph-count="106" meta:word-count="776" meta:character-count="4309" meta:non-whitespace-character-count="3632"/>
  </office:meta>
</office:document-meta>
</file>